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entury Schoolbook L" fo:font-size="12pt" officeooo:rsid="000c27de" officeooo:paragraph-rsid="000c27de" style:font-size-asian="12pt" style:font-size-complex="12pt"/>
    </style:style>
    <style:style style:name="P2" style:family="paragraph" style:parent-style-name="Preformatted_20_Text">
      <style:paragraph-properties fo:text-align="center" style:justify-single-word="false"/>
      <style:text-properties style:font-name="Century Schoolbook L" fo:font-size="15pt" officeooo:rsid="000c27de" officeooo:paragraph-rsid="000c943a"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us Casey</text:p>
      <text:p text:style-name="P1">CS 202</text:p>
      <text:p text:style-name="P1"/>
      <text:p text:style-name="P1"/>
      <text:p text:style-name="P1"/>
      <text:p text:style-name="P2">Project 6 Pt 1 Documentation</text:p>
      <text:p text:style-name="P1"/>
      <text:p text:style-name="P1"/>
      <text:p text:style-name="P1"/>
      <text:p text:style-name="P1">In Project 6, we are to create the essential ‘core’ of our project part 2 which will be an expansion on our previous project 3. This project will utilize constructors and destructor and expand on our use of dynamic memory and how we use classes. </text:p>
      <text:p text:style-name="P1"/>
      <text:p text:style-name="P1">For Agency.cpp I included the iostream and if stream libraries, additionally including the str copy and zip copy functions made earlier in the year. I will be most likely moving these to their own class and figuring out how to do this without them in the agency.cpp as I was told that it is not the best way to do classes for this project. I included the main car constructor following the destructor and copy constructor. The copy function for the car class copies data for each specified car. Structure is almost identical for agency. For the main functions I simply took in my functions from the first project we used for cars and built on them with the new methods taught. </text:p>
      <text:p text:style-name="P1"/>
      <text:p text:style-name="P1">Since reflection for this project is on going as I will be utilizing it in Part <text:s/></text:p>
      <text:p text:style-name="P1">2 due Monday, I will be probably on a new version of this project by the time I submit. I also screwed up and developed some of my part 2 into my part one and realized I had saved over my only copy of part 1 and had to go back and delete a lot of stuff in this separate agency.cpp file. I have a lot to go with this project as I would of probably not of been as ready to submit if I hadn’t received help from Josh with his pass examples. I will be studying and reading into all of the required information in preparation of finishing part 2. Overall I am happy with the way this turned out, but I wish I could of seen a lot of it more myself rather than the lectures and PASS pointing in right direction. I also missed lab the last 2 weeks as I’ve been out of town &amp; had the last week of my internship and it really screwed with my perception of what’s going on but hopefully I got everything I needed to from webcamp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3T21:46:07.553428381</dc:date>
    <meta:editing-duration>PT40S</meta:editing-duration>
    <meta:editing-cycles>1</meta:editing-cycles>
    <meta:document-statistic meta:table-count="0" meta:image-count="0" meta:object-count="0" meta:page-count="1" meta:paragraph-count="7" meta:word-count="380" meta:character-count="1971" meta:non-whitespace-character-count="1593"/>
    <meta:generator>LibreOffice/5.1.4.2$Linux_X86_64 LibreOffice_project/10m0$Build-2</meta:generator>
  </office:meta>
</office:document-meta>
</file>